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1.148cm" fo:margin-left="1.334cm" table:align="left" style:writing-mode="lr-tb"/>
    </style:style>
    <style:style style:name="Tabela1.A" style:family="table-column">
      <style:table-column-properties style:column-width="3.845cm"/>
    </style:style>
    <style:style style:name="Tabela1.B" style:family="table-column">
      <style:table-column-properties style:column-width="3.674cm"/>
    </style:style>
    <style:style style:name="Tabela1.C" style:family="table-column">
      <style:table-column-properties style:column-width="3.628cm"/>
    </style:style>
    <style:style style:name="Tabela1.1" style:family="table-row">
      <style:table-row-properties fo:keep-together="auto"/>
    </style:style>
    <style:style style:name="Tabe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3.679cm" fo:margin-left="1.071cm" table:align="left" style:writing-mode="lr-tb"/>
    </style:style>
    <style:style style:name="Tabela2.A" style:family="table-column">
      <style:table-column-properties style:column-width="2.203cm"/>
    </style:style>
    <style:style style:name="Tabela2.B" style:family="table-column">
      <style:table-column-properties style:column-width="1.898cm"/>
    </style:style>
    <style:style style:name="Tabela2.C" style:family="table-column">
      <style:table-column-properties style:column-width="3.81cm"/>
    </style:style>
    <style:style style:name="Tabela2.D" style:family="table-column">
      <style:table-column-properties style:column-width="2.702cm"/>
    </style:style>
    <style:style style:name="Tabela2.E" style:family="table-column">
      <style:table-column-properties style:column-width="3.066cm"/>
    </style:style>
    <style:style style:name="Tabela2.1" style:family="table-row">
      <style:table-row-properties fo:keep-together="auto"/>
    </style:style>
    <style:style style:name="Tabela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E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officeooo:rsid="0016c5b1" officeooo:paragraph-rsid="0016c5b1"/>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Arial1" fo:language="pt" fo:country="BR" style:language-complex="ar" style:country-complex="SA"/>
    </style:style>
    <style:style style:name="P6" style:family="paragraph" style:parent-style-name="Standard">
      <style:paragraph-properties fo:text-align="justify" style:justify-single-word="false"/>
      <style:text-properties style:font-name="Arial1" fo:language="pt" fo:country="BR" officeooo:rsid="0018c146" style:language-complex="ar" style:country-complex="SA"/>
    </style:style>
    <style:style style:name="P7" style:family="paragraph" style:parent-style-name="Standard">
      <style:paragraph-properties fo:text-align="justify" style:justify-single-word="false"/>
      <style:text-properties style:font-name="Arial1" fo:language="pt" fo:country="BR" officeooo:rsid="001a98ac" style:language-complex="ar" style:country-complex="SA"/>
    </style:style>
    <style:style style:name="P8" style:family="paragraph" style:parent-style-name="Standard">
      <style:paragraph-properties fo:text-align="justify" style:justify-single-word="false"/>
      <style:text-properties style:font-name="Arial1" fo:language="pt" fo:country="BR" style:language-complex="ar" style:country-complex="SA"/>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P11" style:family="paragraph" style:parent-style-name="Header">
      <style:text-properties fo:language="pt" fo:country="BR"/>
    </style:style>
    <style:style style:name="P12" style:family="paragraph" style:parent-style-name="Standard">
      <style:paragraph-properties fo:margin-left="0cm" fo:margin-right="0.635cm" fo:text-indent="0cm" style:auto-text-indent="false"/>
      <style:text-properties fo:language="pt" fo:country="BR"/>
    </style:style>
    <style:style style:name="P13" style:family="paragraph" style:parent-style-name="Footer">
      <style:text-properties fo:language="pt" fo:country="BR"/>
    </style:style>
    <style:style style:name="P14" style:family="paragraph" style:parent-style-name="Normal_20__28_Web_29_">
      <style:paragraph-properties fo:margin-left="0cm" fo:margin-right="0.079cm" fo:margin-top="0.176cm" fo:margin-bottom="0.079cm" style:contextual-spacing="false" fo:text-indent="0cm" style:auto-text-indent="false"/>
      <style:text-properties style:font-name="Arial1" fo:font-size="10pt" fo:language="pt" fo:country="BR" fo:font-weight="bold" style:font-size-asian="10pt" style:font-weight-asian="bold" style:font-name-complex="Arial1" style:language-complex="ar" style:country-complex="SA" style:font-style-complex="italic"/>
    </style:style>
    <style:style style:name="P15" style:family="paragraph" style:parent-style-name="Normal_20__28_Web_29_">
      <style:paragraph-properties fo:margin-left="0cm" fo:margin-right="0.079cm" fo:margin-top="0.176cm" fo:margin-bottom="0.079cm" style:contextual-spacing="false" fo:text-indent="0cm" style:auto-text-indent="false"/>
      <style:text-properties style:font-name="Arial1" fo:font-size="10pt" fo:language="pt" fo:country="BR" officeooo:rsid="0016c5b1" officeooo:paragraph-rsid="0016c5b1" style:font-size-asian="10pt" style:font-size-complex="10pt" style:language-complex="ar" style:country-complex="SA"/>
    </style:style>
    <style:style style:name="P16" style:family="paragraph" style:parent-style-name="Normal_20__28_Web_29_">
      <style:paragraph-properties fo:margin-left="0cm" fo:margin-right="0.079cm" fo:margin-top="0.176cm" fo:margin-bottom="0.079cm" style:contextual-spacing="false" fo:text-indent="0cm" style:auto-text-indent="false" style:snap-to-layout-grid="false"/>
      <style:text-properties style:font-name="Arial1" fo:font-size="10pt" fo:language="pt" fo:country="BR" officeooo:rsid="0016c5b1" officeooo:paragraph-rsid="0016c5b1" style:font-size-asian="10pt" style:font-size-complex="10pt" style:language-complex="ar" style:country-complex="SA"/>
    </style:style>
    <style:style style:name="P17" style:family="paragraph" style:parent-style-name="Normal_20__28_Web_29_">
      <style:paragraph-properties fo:margin-left="0cm" fo:margin-right="0.079cm" fo:margin-top="0.176cm" fo:margin-bottom="0.079cm" style:contextual-spacing="false" fo:text-indent="0cm" style:auto-text-indent="false"/>
      <style:text-properties style:font-name="Arial1" fo:font-size="10pt" fo:language="pt" fo:country="BR" officeooo:rsid="001ea2c0" officeooo:paragraph-rsid="001ea2c0" style:font-size-asian="10pt" style:font-size-complex="10pt" style:language-complex="ar" style:country-complex="SA"/>
    </style:style>
    <style:style style:name="P18" style:family="paragraph" style:parent-style-name="Heading">
      <style:text-properties style:font-name="Arial1" fo:language="pt" fo:country="BR" style:language-complex="ar" style:country-complex="SA"/>
    </style:style>
    <style:style style:name="P19" style:family="paragraph" style:parent-style-name="InfoBlue">
      <style:text-properties style:font-name="Arial1" fo:language="pt" fo:country="BR" style:language-complex="ar" style:country-complex="SA"/>
    </style:style>
    <style:style style:name="P20" style:family="paragraph" style:parent-style-name="InfoBlue">
      <style:text-properties fo:color="#000000" style:font-name="Arial1" fo:language="pt" fo:country="BR" officeooo:rsid="001a98ac" officeooo:paragraph-rsid="001a98ac" style:language-complex="ar" style:country-complex="SA"/>
    </style:style>
    <style:style style:name="P21" style:family="paragraph" style:parent-style-name="InfoBlue">
      <style:paragraph-properties fo:margin-left="0cm" fo:margin-right="0cm" fo:text-indent="0cm" style:auto-text-indent="false"/>
      <style:text-properties fo:color="#000000" style:font-name="Arial1" fo:language="pt" fo:country="BR" officeooo:rsid="0016c5b1" officeooo:paragraph-rsid="0016c5b1" style:language-complex="ar" style:country-complex="SA"/>
    </style:style>
    <style:style style:name="P22"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fo:font-weight="bold" style:font-weight-asian="bold" style:font-name-complex="Arial1" style:language-complex="ar" style:country-complex="SA" style:font-weight-complex="bold"/>
    </style:style>
    <style:style style:name="P23"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style:language-complex="ar" style:country-complex="SA"/>
    </style:style>
    <style:style style:name="P24" style:family="paragraph" style:parent-style-name="Text_20_body">
      <style:paragraph-properties fo:margin-left="0cm" fo:margin-right="0cm" fo:text-align="justify" style:justify-single-word="false" fo:text-indent="0cm" style:auto-text-indent="false"/>
      <style:text-properties style:font-name="Arial1" officeooo:paragraph-rsid="0016c5b1"/>
    </style:style>
    <style:style style:name="P25" style:family="paragraph" style:parent-style-name="Text_20_body">
      <style:paragraph-properties fo:margin-left="0cm" fo:margin-right="0cm" fo:text-align="justify" style:justify-single-word="false" fo:text-indent="0cm" style:auto-text-indent="false"/>
      <style:text-properties style:font-name="Arial1" fo:language="pt" fo:country="BR" officeooo:paragraph-rsid="0016c5b1"/>
    </style:style>
    <style:style style:name="P26" style:family="paragraph" style:parent-style-name="Text_20_body">
      <style:paragraph-properties fo:margin-left="0cm" fo:margin-right="0cm" fo:text-align="justify" style:justify-single-word="false" fo:text-indent="0cm" style:auto-text-indent="false"/>
      <style:text-properties style:font-name="Arial1" fo:language="pt" fo:country="BR" officeooo:rsid="0016c5b1" officeooo:paragraph-rsid="0016c5b1" style:language-complex="ar" style:country-complex="SA"/>
    </style:style>
    <style:style style:name="P27" style:family="paragraph" style:parent-style-name="Standard">
      <style:paragraph-properties fo:margin-top="0.423cm" fo:margin-bottom="0.106cm" style:contextual-spacing="false" fo:text-align="justify" style:justify-single-word="false"/>
      <style:text-properties officeooo:rsid="0016c5b1" officeooo:paragraph-rsid="0016c5b1"/>
    </style:style>
    <style:style style:name="P28" style:family="paragraph" style:parent-style-name="Heading" style:master-page-name="Standard">
      <style:paragraph-properties style:page-number="auto"/>
      <style:text-properties style:font-name="Arial1" fo:language="en" fo:country="US" officeooo:rsid="0016c5b1" officeooo:paragraph-rsid="0016c5b1" style:language-complex="ar" style:country-complex="SA"/>
    </style:style>
    <style:style style:name="P29" style:family="paragraph" style:parent-style-name="Heading_20_1">
      <style:text-properties style:font-name="Arial1" fo:language="pt" fo:country="BR" style:language-complex="ar" style:country-complex="SA"/>
    </style:style>
    <style:style style:name="P30" style:family="paragraph" style:parent-style-name="Heading_20_1">
      <style:paragraph-properties fo:text-align="justify" style:justify-single-word="false"/>
      <style:text-properties style:font-name="Arial1" fo:language="pt" fo:country="BR" style:language-complex="ar" style:country-complex="SA"/>
    </style:style>
    <style:style style:name="P31" style:family="paragraph" style:parent-style-name="Heading_20_1">
      <style:paragraph-properties fo:margin-top="0.423cm" fo:margin-bottom="0.106cm" style:contextual-spacing="false"/>
      <style:text-properties style:font-name="Arial1" fo:language="pt" fo:country="BR" style:language-complex="ar" style:country-complex="SA"/>
    </style:style>
    <style:style style:name="P32" style:family="paragraph" style:parent-style-name="Text_20_body" style:list-style-name="WWNum12">
      <style:paragraph-properties fo:text-align="justify" style:justify-single-word="false"/>
      <style:text-properties style:font-name="Arial1" fo:language="pt" fo:country="BR" officeooo:paragraph-rsid="0016c5b1"/>
    </style:style>
    <style:style style:name="P33"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1f7e49" officeooo:paragraph-rsid="001f7e49" style:language-complex="ar" style:country-complex="SA"/>
    </style:style>
    <style:style style:name="P34" style:family="paragraph" style:parent-style-name="Text_20_body" style:list-style-name="L2">
      <style:paragraph-properties fo:margin-left="0cm" fo:margin-right="0cm" fo:margin-top="0.106cm" fo:margin-bottom="0.212cm" style:contextual-spacing="false" fo:text-indent="0cm" style:auto-text-indent="false"/>
      <style:text-properties style:font-name="Arial1" fo:language="pt" fo:country="BR" officeooo:rsid="001f7e49" officeooo:paragraph-rsid="001f7e49" style:language-complex="ar" style:country-complex="SA"/>
    </style:style>
    <style:style style:name="P35"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1d98e2" officeooo:paragraph-rsid="001f7e49" style:language-complex="ar" style:country-complex="SA"/>
    </style:style>
    <style:style style:name="P36" style:family="paragraph" style:parent-style-name="Text_20_body" style:list-style-name="L2">
      <style:paragraph-properties fo:margin-left="0cm" fo:margin-right="0cm" fo:margin-top="0.106cm" fo:margin-bottom="0.212cm" style:contextual-spacing="false" fo:text-indent="0cm" style:auto-text-indent="false"/>
      <style:text-properties style:font-name="Arial1" fo:language="pt" fo:country="BR" officeooo:rsid="001f4bb9" officeooo:paragraph-rsid="001f7e49" style:language-complex="ar" style:country-complex="SA"/>
    </style:style>
    <style:style style:name="P37" style:family="paragraph" style:parent-style-name="Text_20_body" style:list-style-name="WW8Num2">
      <style:paragraph-properties fo:margin-left="0cm" fo:margin-right="0cm" fo:margin-top="0.106cm" fo:margin-bottom="0.212cm" style:contextual-spacing="false" fo:text-indent="0cm" style:auto-text-indent="false"/>
      <style:text-properties style:font-name="Arial1" fo:language="pt" fo:country="BR" officeooo:rsid="0018c146" officeooo:paragraph-rsid="0018c146" style:language-complex="ar" style:country-complex="SA"/>
    </style:style>
    <style:style style:name="P38" style:family="paragraph" style:parent-style-name="Text_20_body" style:list-style-name="WW8Num2">
      <style:paragraph-properties fo:margin-left="0cm" fo:margin-right="0cm" fo:margin-top="0.106cm" fo:margin-bottom="0.212cm" style:contextual-spacing="false" fo:text-indent="0cm" style:auto-text-indent="false"/>
      <style:text-properties style:font-name="Arial1" fo:language="pt" fo:country="BR" officeooo:paragraph-rsid="0018c146" style:language-complex="ar" style:country-complex="SA"/>
    </style:style>
    <style:style style:name="P39"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212b78" officeooo:paragraph-rsid="00212b78" style:language-complex="ar" style:country-complex="SA"/>
    </style:style>
    <style:style style:name="T1" style:family="text">
      <style:text-properties officeooo:rsid="0016c5b1"/>
    </style:style>
    <style:style style:name="T2" style:family="text">
      <style:text-properties style:font-name="Symbol"/>
    </style:style>
    <style:style style:name="T3" style:family="text">
      <style:text-properties fo:language="pt" fo:country="BR"/>
    </style:style>
    <style:style style:name="T4" style:family="text">
      <style:text-properties fo:language="pt" fo:country="BR" officeooo:rsid="0016c5b1"/>
    </style:style>
    <style:style style:name="T5" style:family="text">
      <style:text-properties fo:font-weight="bold" style:font-weight-asian="bold" style:font-name-complex="Arial1" style:font-weight-complex="bold"/>
    </style:style>
    <style:style style:name="T6" style:family="text">
      <style:text-properties style:font-name-complex="Arial1"/>
    </style:style>
    <style:style style:name="T7" style:family="text">
      <style:text-properties style:font-name="Arial1" fo:language="pt" fo:country="BR" style:language-complex="ar" style:country-complex="SA"/>
    </style:style>
    <style:style style:name="T8" style:family="text">
      <style:text-properties style:font-name="Arial1" fo:language="pt" fo:country="BR" officeooo:rsid="001a98ac" style:language-complex="ar" style:country-complex="SA"/>
    </style:style>
    <style:style style:name="T9" style:family="text">
      <style:text-properties style:font-name="Arial1" fo:language="pt" fo:country="BR" officeooo:rsid="0018c146" style:language-complex="ar" style:country-complex="SA"/>
    </style:style>
    <style:style style:name="T10" style:family="text">
      <style:text-properties fo:color="#333333"/>
    </style:style>
    <style:style style:name="T11" style:family="text">
      <style:text-properties officeooo:rsid="0016c5b1" style:language-complex="ar" style:country-complex="SA"/>
    </style:style>
    <style:style style:name="T12" style:family="text">
      <style:text-properties officeooo:rsid="001c43d0" style:language-complex="ar" style:country-complex="SA"/>
    </style:style>
    <style:style style:name="T13" style:family="text">
      <style:text-properties officeooo:rsid="0018c146"/>
    </style:style>
    <style:style style:name="T14" style:family="text">
      <style:text-properties officeooo:rsid="001f7e49"/>
    </style:style>
    <style:style style:name="T15"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r Management Project</text:p>
      <text:p text:style-name="P18">Plano de Projeto</text:p>
      <text:p text:style-name="P5"/>
      <text:list xml:id="list5208796469777078245" text:style-name="WW8Num8">
        <text:list-item>
          <text:h text:style-name="P29" text:outline-level="1">Introdução</text:h>
        </text:list-item>
      </text:list>
      <text:p text:style-name="P21"><text:tab/><text:span text:style-name="T10">Este é um guia com todo o planejamento para a execução do CMProject</text:span></text:p>
      <text:list xml:id="list81531304094803" text:continue-numbering="true" text:style-name="WW8Num8">
        <text:list-item>
          <text:h text:style-name="P29" text:outline-level="1">Organização do Projeto</text:h>
        </text:list-item>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4">Membro da Equipe</text:p>
          </table:table-cell>
          <table:table-cell table:style-name="Tabela1.A1" office:value-type="string">
            <text:p text:style-name="P14">Papel A</text:p>
          </table:table-cell>
          <table:table-cell table:style-name="Tabela1.C1" office:value-type="string">
            <text:p text:style-name="P14">Papel B</text:p>
          </table:table-cell>
        </table:table-row>
        <table:table-row table:style-name="Tabela1.1">
          <table:table-cell table:style-name="Tabela1.A2" office:value-type="string">
            <text:p text:style-name="P15">Tarcísio Deschamps</text:p>
          </table:table-cell>
          <table:table-cell table:style-name="Tabela1.B2" office:value-type="string">
            <text:p text:style-name="P15">Engenheiro de Software</text:p>
          </table:table-cell>
          <table:table-cell table:style-name="Tabela1.C2" office:value-type="string">
            <text:p text:style-name="P16">Analista de Requisitos</text:p>
          </table:table-cell>
        </table:table-row>
        <table:table-row table:style-name="Tabela1.1">
          <table:table-cell table:style-name="Tabela1.A3" office:value-type="string">
            <text:p text:style-name="P15">Italo Carlos</text:p>
          </table:table-cell>
          <table:table-cell table:style-name="Tabela1.B3" office:value-type="string">
            <text:p text:style-name="P16">Engenheiro de Testes</text:p>
          </table:table-cell>
          <table:table-cell table:style-name="Tabela1.C3" office:value-type="string">
            <text:p text:style-name="P15">Engenheiro de Software</text:p>
          </table:table-cell>
        </table:table-row>
        <table:table-row table:style-name="Tabela1.1">
          <table:table-cell table:style-name="Tabela1.A4" office:value-type="string">
            <text:p text:style-name="P15">Jarley Nóbrega</text:p>
          </table:table-cell>
          <table:table-cell table:style-name="Tabela1.B4" office:value-type="string">
            <text:p text:style-name="P15">Stakeholder</text:p>
          </table:table-cell>
          <table:table-cell table:style-name="Tabela1.C4" office:value-type="string">
            <text:p text:style-name="P17">--</text:p>
          </table:table-cell>
        </table:table-row>
      </table:table>
      <text:list xml:id="list81530917775524" text:continue-numbering="true" text:style-name="WW8Num8">
        <text:list-item>
          <text:h text:style-name="P31" text:outline-level="1">Processo de Desenvolvimento e Métodos de Acompanhamento</text:h>
        </text:list-item>
      </text:list>
      <text:p text:style-name="P27"><text:span text:style-name="T7"><text:tab/>O ciclo de vida do projeto será desenvolvido através do processo OpenUP, cuja instancia do processo pode ser encontrada em </text:span><text:a xlink:type="simple" xlink:href="http://processo.jarley.com/" text:style-name="Internet_20_link" text:visited-style-name="Visited_20_Internet_20_Link"><text:span text:style-name="T7">http://processo.jarley.com</text:span></text:a><text:span text:style-name="T7">.</text:span></text:p>
      <text:p text:style-name="P24"><text:span text:style-name="T3"><text:tab/>O desenvolvimento se</text:span><text:span text:style-name="T4">rá realizado </text:span><text:span text:style-name="T3">em 4 fases: Concepção, Elaboração, Construção e Transição, com as seguintes disciplinas e artefatos:</text:span></text:p>
      <text:list xml:id="list849202605643473251" text:style-name="WWNum12">
        <text:list-item>
          <text:p text:style-name="P32">Planejamento: Plano de Projeto, da Lista de Itens de Trabalho e dos Planos de Iteração.</text:p>
        </text:list-item>
        <text:list-item>
          <text:p text:style-name="P32">Requisitos: Documento de Visão e Especificação de Casos de Uso.</text:p>
        </text:list-item>
        <text:list-item>
          <text:p text:style-name="P32">Design: Projeto da Arquitetura, Diagramas UML.</text:p>
        </text:list-item>
        <text:list-item>
          <text:p text:style-name="P32">Código: Repositório local de código-fonte do projeto. Inclui scripts, arquivos de configuração, etc.</text:p>
        </text:list-item>
        <text:list-item>
          <text:p text:style-name="P32">Testes: Especificação de Casos de Testes e Planilha de Execução de Testes.</text:p>
        </text:list-item>
        <text:list-item>
          <text:p text:style-name="P32">Distribuição: Arquivos binários para distribuição e instalação do produto.</text:p>
        </text:list-item>
      </text:list>
      <text:p text:style-name="P26"><text:tab/></text:p>
      <text:p text:style-name="P25"><text:span text:style-name="T11"><text:tab/>O acompanhamento do projeto será feito diariamente através do repositório, e com reuniões através do </text:span><text:span text:style-name="T12">S</text:span><text:span text:style-name="T11">kype entre os membros da equipe.</text:span></text:p>
      <text:list xml:id="list81530140860612" text:continue-list="list81530917775524" text:style-name="WW8Num8">
        <text:list-item>
          <text:h text:style-name="P30" text:outline-level="1">Objetivos e Marcos do Projeto </text:h>
        </text:list-item>
      </text:list>
      <text:p text:style-name="P19"/>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2">Fase</text:p>
          </table:table-cell>
          <table:table-cell table:style-name="Tabela2.A1" office:value-type="string">
            <text:p text:style-name="P22">Iteração</text:p>
          </table:table-cell>
          <table:table-cell table:style-name="Tabela2.A1" office:value-type="string">
            <text:p text:style-name="P23"><text:span text:style-name="T5">Objetivos Primários </text:span><text:span text:style-name="T6">(riscos e cenários de casos de uso)</text:span></text:p>
          </table:table-cell>
          <table:table-cell table:style-name="Tabela2.A1" office:value-type="string">
            <text:p text:style-name="P22">Início Programado ou Marco</text:p>
          </table:table-cell>
          <table:table-cell table:style-name="Tabela2.E1" office:value-type="string">
            <text:p text:style-name="P22">Velocidade Alvo</text:p>
          </table:table-cell>
        </table:table-row>
        <table:table-row table:style-name="Tabela2.1">
          <table:table-cell table:style-name="Tabela2.A3" table:number-rows-spanned="2" office:value-type="string">
            <text:p text:style-name="P23">Concepção</text:p>
          </table:table-cell>
          <table:table-cell table:style-name="Tabela2.B2" office:value-type="string">
            <text:p text:style-name="P33">C1</text:p>
          </table:table-cell>
          <table:table-cell table:style-name="Tabela2.C2" office:value-type="string">
            <text:list xml:id="list114584928031429952" text:style-name="WW8Num2">
              <text:list-header>
                <text:p text:style-name="P38"><text:span text:style-name="T14">1. Determinar escopo do projeto</text:span></text:p>
                <text:p text:style-name="P37"><text:span text:style-name="T14">2. </text:span>Definir a visão, os riscos e lista de itens.</text:p>
                <text:p text:style-name="P37"><text:soft-page-break/><text:span text:style-name="T14">3. </text:span>Mitigar os Risco </text:p>
                <text:p text:style-name="P37"><text:span text:style-name="T14">4. </text:span>Definir os requisitos</text:p>
              </text:list-header>
            </text:list>
          </table:table-cell>
          <table:table-cell table:style-name="Tabela2.D2" office:value-type="string">
            <text:p text:style-name="P23">Período</text:p>
            <text:p text:style-name="P23">02/0<text:span text:style-name="T13">3</text:span>/201<text:span text:style-name="T13">5</text:span> a <text:span text:style-name="T13">23</text:span>/0<text:span text:style-name="T14">3</text:span>/201<text:span text:style-name="T13">5</text:span></text:p>
          </table:table-cell>
          <table:table-cell table:style-name="Tabela2.E2" office:value-type="string">
            <text:p text:style-name="P23"/>
          </table:table-cell>
        </table:table-row>
        <table:table-row table:style-name="Tabela2.1">
          <table:covered-table-cell/>
          <table:table-cell table:style-name="Tabela2.B3" office:value-type="string">
            <text:p text:style-name="P33">C2</text:p>
          </table:table-cell>
          <table:table-cell table:style-name="Tabela2.C3" office:value-type="string">
            <text:list xml:id="list4682397548254309993" text:style-name="L2">
              <text:list-header>
                <text:p text:style-name="P34">1. Modelo de caso de uso</text:p>
                <text:p text:style-name="P36"><text:span text:style-name="T14">2. </text:span>Especificação dos requisitos.</text:p>
                <text:p text:style-name="P34">3. Descrever Arquitetura</text:p>
              </text:list-header>
            </text:list>
          </table:table-cell>
          <table:table-cell table:style-name="Tabela2.D3" office:value-type="string">
            <text:p text:style-name="P33">24/03/2015 a </text:p>
            <text:p text:style-name="P33">06/04/2015</text:p>
          </table:table-cell>
          <table:table-cell table:style-name="Tabela2.E3" office:value-type="string">
            <text:p text:style-name="P23"/>
          </table:table-cell>
        </table:table-row>
        <table:table-row table:style-name="Tabela2.1">
          <table:table-cell table:style-name="Tabela2.A4" office:value-type="string">
            <text:p text:style-name="P35">Elaboração</text:p>
          </table:table-cell>
          <table:table-cell table:style-name="Tabela2.B4" office:value-type="string">
            <text:p text:style-name="P33">E1</text:p>
          </table:table-cell>
          <table:table-cell table:style-name="Tabela2.C4" office:value-type="string">
            <text:p text:style-name="P33">1. Implementar protótipos de interface</text:p>
            <text:p text:style-name="P33">2.</text:p>
          </table:table-cell>
          <table:table-cell table:style-name="Tabela2.D4" office:value-type="string">
            <text:p text:style-name="P39">07/04/2015 a 27/04/2015</text:p>
          </table:table-cell>
          <table:table-cell table:style-name="Tabela2.E4" office:value-type="string">
            <text:p text:style-name="P23"/>
          </table:table-cell>
        </table:table-row>
        <table:table-row table:style-name="Tabela2.1">
          <table:table-cell table:style-name="Tabela2.A5" office:value-type="string">
            <text:p text:style-name="P23"/>
          </table:table-cell>
          <table:table-cell table:style-name="Tabela2.B5" office:value-type="string">
            <text:p text:style-name="P23"/>
          </table:table-cell>
          <table:table-cell table:style-name="Tabela2.C5" office:value-type="string">
            <text:p text:style-name="P23"/>
          </table:table-cell>
          <table:table-cell table:style-name="Tabela2.D5" office:value-type="string">
            <text:p text:style-name="P23"/>
          </table:table-cell>
          <table:table-cell table:style-name="Tabela2.E5" office:value-type="string">
            <text:p text:style-name="P23"/>
          </table:table-cell>
        </table:table-row>
      </table:table>
      <text:p text:style-name="P5"/>
      <text:p text:style-name="P5"/>
      <text:list xml:id="list81531423094779" text:continue-list="list81530140860612" text:style-name="WW8Num8">
        <text:list-item>
          <text:h text:style-name="P29" text:outline-level="1">Deployment e Distribuição</text:h>
        </text:list-item>
      </text:list>
      <text:p text:style-name="P8"/>
      <text:p text:style-name="P6"><text:tab/>A distribuição do CMProject será realizada através de atualização do sistema nos servidores da aplicação sempre que uma nova versão estiver disponível, devendo esta atualização manter todos os dados que continham anteriormente armazenados na base de dados.</text:p>
      <text:p text:style-name="P9"><text:span text:style-name="T9"><text:tab/>O sistema será desenvolvido </text:span><text:span text:style-name="T8">através da licença GNU GPL, com seu código fonte disponibilizado através do </text:span><text:a xlink:type="simple" xlink:href="http://www.github.com/tdex/cmproject" text:style-name="Internet_20_link" text:visited-style-name="Visited_20_Internet_20_Link"><text:span text:style-name="T8">Github</text:span></text:a><text:span text:style-name="T8">.</text:span></text:p>
      <text:p text:style-name="P7"/>
      <text:list xml:id="list81531126212896" text:continue-numbering="true" text:style-name="WW8Num8">
        <text:list-item>
          <text:h text:style-name="P29" text:outline-level="1">Lições Aprendidas</text:h>
        </text:list-item>
      </text:list>
      <text:p text:style-name="P20">N/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8" style:class="text">
      <style:paragraph-properties fo:margin-top="0.212cm" fo:margin-bottom="0.106cm" style: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2.54cm" fo:margin-right="0cm" fo:text-indent="0cm"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style:contextual-spacing="false" fo:text-indent="0cm"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Blockquote" style:family="paragraph" style:parent-style-name="Standard">
      <style:paragraph-properties fo:margin-left="0.635cm" fo:margin-right="0.635cm" fo:margin-top="0.176cm" fo:margin-bottom="0.176cm" style:contextual-spacing="false"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Corpo_20_de_20_texto_20_2" style:display-name="Corpo de texto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35cm" fo:margin-right="0cm" fo:margin-top="0cm" fo:margin-bottom="0.212cm" style: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style:contextual-spacing="false" fo:orphans="2" fo:widows="2" fo:text-indent="0cm" style:auto-text-indent="false"/>
      <style:text-properties fo:color="#0000ff" fo:font-style="italic" style:font-style-asian="italic" style:font-style-complex="italic"/>
    </style:style>
    <style:style style:name="Texto_20_de_20_comentário" style:display-name="Texto de comentário"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Texto_20_de_20_comentário" style:next-style-name="Texto_20_de_20_comentário">
      <style:paragraph-properties style:line-height-at-least="0.423cm" fo:orphans="0" fo:widows="0"/>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1" style:family="text"/>
    <style:style style:name="WW8Num3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1"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grame" style:family="text" style:parent-style-name="Fonte_20_parág._20_padrão"/>
    <style:style style:name="spelle" style:family="text" style:parent-style-name="Fonte_20_parág._20_padrão"/>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ListLabel_20_3" style:display-name="ListLabel 3" style:family="text">
      <style:text-properties style:font-name-complex="Courier New3"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officeooo:rsid="0016c5b1" officeooo:paragraph-rsid="0016c5b1"/>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fo:language="pt" fo:country="BR"/>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text-properties fo:language="pt" fo:country="BR"/>
    </style:style>
    <style:style style:name="MP6" style:family="paragraph" style:parent-style-name="Standard">
      <style:paragraph-properties fo:text-align="center" style:justify-single-word="false"/>
    </style:style>
    <style:style style:name="MP7" style:family="paragraph" style:parent-style-name="Standard">
      <style:paragraph-properties fo:text-align="end" style:justify-single-word="false"/>
    </style:style>
    <style:style style:name="MP8" style:family="paragraph" style:parent-style-name="Footer">
      <style:text-properties fo:language="pt" fo:country="BR"/>
    </style:style>
    <style:style style:name="MT1" style:family="text">
      <style:text-properties officeooo:rsid="0016c5b1"/>
    </style:style>
    <style:style style:name="MT2" style:family="text">
      <style:text-properties style:font-name="Symbol"/>
    </style:style>
    <style:style style:name="MT3" style:family="text">
      <style:text-properties fo:language="pt" fo:country="BR"/>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year number:style="long"/>
    </number:date-style>
  </office:automatic-styles>
  <office:master-styles>
    <style:master-page style:name="Standard"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1">Car Management Project</text:p>
            </table:table-cell>
            <table:table-cell table:style-name="Tabela4.B1" office:value-type="string">
              <text:p text:style-name="MP2"><text:s/></text:p>
            </table:table-cell>
          </table:table-row>
          <table:table-row table:style-name="Tabela4.1">
            <table:table-cell table:style-name="Tabela4.A1" office:value-type="string">
              <text:p text:style-name="MP3">Plano de Projeto</text:p>
            </table:table-cell>
            <table:table-cell table:style-name="Tabela4.B1" office:value-type="string">
              <text:p text:style-name="MP3"><text:s text:c="2"/>Data: <text:span text:style-name="MT1">21</text:span>/<text:span text:style-name="MT1">03</text:span>/<text:span text:style-name="MT1">2015</text:span></text:p>
            </table:table-cell>
          </table:table-row>
        </table:table>
        <text:p text:style-name="MP4"/>
      </style:header>
      <style:footer>
        <table:table table:name="Tabela3" table:style-name="Tabela3">
          <table:table-column table:style-name="Tabela3.A" table:number-columns-repeated="3"/>
          <table:table-row table:style-name="Tabela3.1">
            <table:table-cell table:style-name="Tabela3.A1" office:value-type="string">
              <text:p text:style-name="MP5">Livre Distribuição</text:p>
            </table:table-cell>
            <table:table-cell table:style-name="Tabela3.A1" office:value-type="string">
              <text:p text:style-name="MP6"><text:span text:style-name="MT2"></text:span><text:span text:style-name="MT3">MeuProjeto.net, </text:span><text:date style:data-style-name="N106" text:date-value="2015-03-29T08:15:29.465480265">2015</text:date></text:p>
            </table:table-cell>
            <table:table-cell table:style-name="Tabela3.A1" office:value-type="string">
              <text:p text:style-name="MP7"><text:span text:style-name="MT3">Página </text:span><text:span text:style-name="Page_20_Number"><text:page-number text:select-page="current">2</text:page-number></text:span><text:span text:style-name="Page_20_Number"><text:span text:style-name="MT3"> de </text:span></text:span><text:span text:style-name="Page_20_Number"><text:page-count style:num-format="1">2</text:page-count></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lt;&lt;Name&gt;&gt;</dc:subject>
    <meta:initial-creator>Tarcísio Deschamps Silva</meta:initial-creator>
    <meta:creation-date>2015-03-21T14:24:24.862874151</meta:creation-date>
    <dc:date>2015-03-29T08:15:29.386569338</dc:date>
    <meta:editing-cycles>19</meta:editing-cycles>
    <meta:editing-duration>PT55M47S</meta:editing-duration>
    <meta:generator>LibreOffice/4.2.7.2$Linux_X86_64 LibreOffice_project/420m0$Build-2</meta:generator>
    <meta:document-statistic meta:table-count="4" meta:image-count="0" meta:object-count="0" meta:page-count="2" meta:paragraph-count="65" meta:word-count="350" meta:character-count="2247" meta:non-whitespace-character-count="1960"/>
  </office:meta>
</office:document-meta>
</file>